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e1d" officeooo:paragraph-rsid="0014ce1d"/>
    </style:style>
    <style:style style:name="P2" style:family="paragraph" style:parent-style-name="Standard">
      <style:text-properties officeooo:rsid="0015e042" officeooo:paragraph-rsid="0015e042"/>
    </style:style>
    <style:style style:name="P3" style:family="paragraph" style:parent-style-name="Standard">
      <style:text-properties officeooo:rsid="0016e6c2" officeooo:paragraph-rsid="0016e6c2"/>
    </style:style>
    <style:style style:name="P4" style:family="paragraph" style:parent-style-name="Standard">
      <style:text-properties officeooo:rsid="0019e926" officeooo:paragraph-rsid="0019e926"/>
    </style:style>
    <style:style style:name="T1" style:family="text">
      <style:text-properties officeooo:rsid="0015e042"/>
    </style:style>
    <style:style style:name="T2" style:family="text">
      <style:text-properties officeooo:rsid="0016e6c2"/>
    </style:style>
    <style:style style:name="T3" style:family="text">
      <style:text-properties officeooo:rsid="0018e168"/>
    </style:style>
    <style:style style:name="T4" style:family="text">
      <style:text-properties officeooo:rsid="001b3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дрес улица Академика Зелинского, дом 45, самый левый подъезд, код 535.</text:p>
      <text:p text:style-name="P1">Я занимаюсь с Владом с 15 октября. В первой четверти у него по алгебре, геометрии и физике были двойки. Во второй четверти оценки 3, 2, 3 соответственно (потому что геометрией мы не успевали заниматься). </text:p>
      <text:p text:style-name="P1">Давай ему время прочитать задание. Часто то, что ты легко прочитаешь и поймешь за 5 секунд, Влад читает вслух секунд 30 и потом пытается понять минуту <text:span text:style-name="T2">(когда читает, может допускать ошибки в длинных словах)</text:span>. Он может <text:span text:style-name="T4">неожиданно </text:span>ошибиться в любой момент, поэтому надо иметь терпение. <text:span text:style-name="T1">Он может посмотреть не туда и переписать задачу неправильно, следи за этим. Старайся сама задавать ритм, иначе будет медленно. Формулируй мысли не очень длинными предложениями.</text:span></text:p>
      <text:p text:style-name="P1">Вот что он должен знать по алгебре: <text:span text:style-name="T1">арифметику рациональных чисел, </text:span>формулы сокращенного умножения, метод интервалов для решения неравенств, свойства целых степеней, свойства корней (в т.ч. выведение из-под корня).</text:p>
      <text:p text:style-name="P1">Вот что он должен знать по геометрии: понятие вектора (как складывать, координатная форма записи), общие уравнения прямой и окружности, признаки равенства и подобия треугольников, теорема Пифагора, понятие тригонометрических функций, теоремы синусов и косинусов.</text:p>
      <text:p text:style-name="P1">Вот что он должен знать по физике: понятие равномерного и равноускоренного движения, формулы вычисления расстояния, скорости, ускорения в каждом из этих типов, <text:span text:style-name="T1">законы Ньютона (в т.ч. понятие равнодействующей силы), закон всемирного тяготения, понятие силы тяжести, закон Гука. </text:span></text:p>
      <text:p text:style-name="P2">Что значит “должен знать”? Ну, мы всеми этими вещами неоднократно пользовались при решении задач, <text:span text:style-name="T4">я</text:span> <text:span text:style-name="T4">старался, чтобы он это запомнил.</text:span></text:p>
      <text:p text:style-name="P2">Иногда он может задавать вопросы не по теме. Сама думай, стоит отвечать или нет. Я однажды ему минут 15 объяснял в общих чертах историю христианства, еще один раз рассказывал про теорию эволюции, про современную космологию. </text:p>
      <text:p text:style-name="P3">Влад живет с бабушкой и дедушкой. Родители есть, они в разводе, Владом особенно не занимались. После 9 класса планирует пойти учиться в техникум, потом дед его устроит к себе на работу в фирму. У них еще есть один персонаж, темноволосая женщина низкого роста, это прабабушка. Она очень гостеприимна, будет наверняка предлагать попить чай с чем-нибудь.</text:p>
      <text:p text:style-name="P3">Платят очень охотно. </text:p>
      <text:p text:style-name="P3">Главная проблема в том, чтобы <text:span text:style-name="T3">Влад сам что-то делал. Он у меня первый и, возможно, последний ученик, поэтому я не силен в педагогике. Мне проще ему продиктовать, чем минут десять объяснять, и это неправильно. Не попадай в эту ловушку.</text:span></text:p>
      <text:p text:style-name="P4">Советую повторять с ним теорию каждый раз перед началом занятия. На самом занятии мы обычно делаем его домашние задания или прорешаваем вариант огэ по физике или математике. Я чувствую, что ему надо теорию подтянуть, <text:span text:style-name="T4">потому что он как правило просто не помнит, чем можно пользовать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06:29.143570101</meta:creation-date>
    <dc:date>2019-01-15T14:43:15.857302545</dc:date>
    <meta:editing-duration>PT23M44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410" meta:character-count="2732" meta:non-whitespace-character-count="2330"/>
  </office:meta>
</office:document-meta>
</file>